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" style:family="paragraph" style:parent-style-name="Standard" style:list-style-name="L1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0bd87b" officeooo:paragraph-rsid="000bd87b" fo:background-color="transparent" style:font-size-asian="16pt" style:font-weight-asian="bold" style:font-name-complex="Garamond" style:font-size-complex="16pt" style:font-weight-complex="bold"/>
    </style:style>
    <style:style style:name="P10" style:family="paragraph" style:parent-style-name="Standard" style:list-style-name="L5">
      <style:paragraph-properties fo:line-height="100%" fo:text-align="justify" style:justify-single-word="false" style:writing-mode="lr-tb"/>
      <style:text-properties officeooo:rsid="000cbdd8" officeooo:paragraph-rsid="000cbdd8"/>
    </style:style>
    <style:style style:name="P11" style:family="paragraph" style:parent-style-name="Standard" style:list-style-name="L5">
      <style:paragraph-properties fo:line-height="100%" fo:text-align="justify" style:justify-single-word="false" style:writing-mode="lr-tb"/>
      <style:text-properties officeooo:rsid="000ee337" officeooo:paragraph-rsid="000ee337"/>
    </style:style>
    <style:style style:name="P12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officeooo:paragraph-rsid="000cbdd8"/>
    </style:style>
    <style:style style:name="P13" style:family="paragraph" style:parent-style-name="Standard" style:list-style-name="L1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0bd87b" officeooo:paragraph-rsid="000bd87b" fo:background-color="transparent" style:font-size-asian="10.5pt" style:font-weight-asian="normal" style:font-name-complex="Garamond" style:font-size-complex="12pt" style:font-weight-complex="normal"/>
    </style:style>
    <style:style style:name="P14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officeooo:rsid="000ee337" officeooo:paragraph-rsid="000ee337"/>
    </style:style>
    <style:style style:name="P15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officeooo:rsid="0010a05c" officeooo:paragraph-rsid="0010a05c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ac9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Garamond" fo:font-size="12pt" style:text-underline-style="none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1" style:family="text">
      <style:text-properties style:font-name="Garamond" fo:font-size="12pt" style:text-underline-style="none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2" style:family="text">
      <style:text-properties style:font-name="Garamond" fo:font-size="12pt" style:text-underline-style="none" fo:font-weight="normal" officeooo:rsid="000cbdd8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3" style:family="text">
      <style:text-properties style:font-name="Garamond" fo:font-size="12pt" style:text-underline-style="none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4" style:family="text">
      <style:text-properties style:font-name="Garamond" fo:font-size="12pt" style:text-underline-style="none" fo:font-weight="normal" officeooo:rsid="0010a05c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5" style:family="text">
      <style:text-properties style:font-name="Garamond" fo:font-size="12pt" style:text-underline-style="none" fo:font-weight="normal" officeooo:rsid="001307ef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6" style:family="text">
      <style:text-properties style:font-name="Garamond" fo:font-size="12pt" style:text-underline-style="solid" style:text-underline-width="auto" style:text-underline-color="font-color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7" style:family="text">
      <style:text-properties style:font-name="Garamond" fo:font-size="12pt" style:text-underline-style="solid" style:text-underline-width="auto" style:text-underline-color="font-color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8" style:family="text">
      <style:text-properties style:font-name="Garamond" fo:font-size="12pt" style:text-underline-style="solid" style:text-underline-width="auto" style:text-underline-color="font-color" fo:font-weight="normal" officeooo:rsid="000da73a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9" style:family="text">
      <style:text-properties style:font-name="Garamond" fo:font-size="12pt" style:text-underline-style="solid" style:text-underline-width="auto" style:text-underline-color="font-color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0" style:family="text">
      <style:text-properties style:font-name="Garamond" fo:font-size="12pt" style:text-underline-style="solid" style:text-underline-width="auto" style:text-underline-color="font-color" fo:font-weight="bold" fo:background-color="transparent" loext:char-shading-value="0" style:font-size-asian="10.5pt" style:font-weight-asian="bold" style:font-name-complex="Garamond" style:font-size-complex="12pt" style:font-weight-complex="bold"/>
    </style:style>
    <style:style style:name="T21" style:family="text">
      <style:text-properties style:font-name="Garamond" fo:font-size="12pt" style:text-underline-style="solid" style:text-underline-width="auto" style:text-underline-color="font-color" fo:font-weight="bold" officeooo:rsid="000bd87b" fo:background-color="transparent" loext:char-shading-value="0" style:font-size-asian="10.5pt" style:font-weight-asian="bold" style:font-name-complex="Garamon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7cm" fo:text-indent="-0.635cm" fo:margin-left="5.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04cm" fo:text-indent="-0.635cm" fo:margin-left="7.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31cm" fo:text-indent="-0.635cm" fo:margin-left="8.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8cm" fo:text-indent="-0.635cm" fo:margin-left="9.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215cm" fo:text-indent="-0.635cm" fo:margin-left="10.2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85cm" fo:text-indent="-0.635cm" fo:margin-left="10.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><text:s/></text:p>
      <text:h text:style-name="P7" text:outline-level="1">PROG5 - Projet logiciel <text:line-break/>2014-2015</text:h>
      <text:p text:style-name="P3"/>
      <text:p text:style-name="P3"/>
      <text:p text:style-name="P3"/>
      <text:p text:style-name="P2">Liste des test<text:span text:style-name="T8">s</text:span>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1"> </text:span>par :</text:p>
      <text:p text:style-name="P4"><text:span text:style-name="T3">COUTAUD</text:span><text:span text:style-name="T6"> Ulysse</text:span><text:span text:style-name="T5">,</text:span></text:p>
      <text:p text:style-name="P4"><text:span text:style-name="T2">SID-LAKHDAR</text:span><text:span text:style-name="T1"> <text:s/></text:span>Riyane<text:span text:style-name="T1">,</text:span></text:p>
      <text:p text:style-name="P4"><text:span text:style-name="T4">OCHIER</text:span><text:span text:style-name="T7"> Sebastien,</text:span></text:p>
      <text:p text:style-name="P4"><text:span text:style-name="T7"><text:s/></text:span><text:span text:style-name="T4">SELLAM</text:span><text:span text:style-name="T7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list xml:id="list3654080008760764120" text:style-name="L1">
        <text:list-item>
          <text:p text:style-name="P9"><text:soft-page-break/>arm_data_processing_shift</text:p>
          <text:p text:style-name="P13">Implantation du fichier <text:span text:style-name="T9">exampleDataProcessing.s</text:span> contenant :</text:p>
        </text:list-item>
      </text:list>
      <text:list xml:id="list3520301243564576540" text:style-name="L5">
        <text:list-item>
          <text:p text:style-name="P12"><text:span text:style-name="T11">Le test de chaque instruction de calcul (</text:span><text:span text:style-name="T14">ADD, SUB, MOV, ...</text:span><text:span text:style-name="T11">) simple de type </text:span><text:span text:style-name="T17">op r0, r1</text:span><text:span text:style-name="T11"> ou : r0 est le registre </text:span><text:span text:style-name="T12">destination</text:span><text:span text:style-name="T11"> </text:span><text:span text:style-name="T12">et operande 0 et r1 est le registre operande 1 (ou immediat) : </text:span><text:span text:style-name="T19">4</text:span><text:span text:style-name="T18">cas</text:span><text:span text:style-name="T12">.</text:span></text:p>
        </text:list-item>
        <text:list-item>
          <text:p text:style-name="P10"><text:span text:style-name="T10">Le test de 2 </text:span><text:span text:style-name="T13">des </text:span><text:span text:style-name="T10">operations précedente</text:span><text:span text:style-name="T13">s</text:span><text:span text:style-name="T10"> (ADD et SUB) <text:s/>avec une operation arithmétique : </text:span><text:span text:style-name="T16">op r0, r1, r2, ari </text:span><text:span text:style-name="T19">r3</text:span><text:span text:style-name="T13"> </text:span><text:span text:style-name="T10"><text:s/></text:span><text:span text:style-name="T13">ou r3 est un registre ou un immediat : </text:span><text:span text:style-name="T19">9 cas</text:span><text:span text:style-name="T13">.</text:span></text:p>
        </text:list-item>
        <text:list-item>
          <text:p text:style-name="P11"><text:span text:style-name="T10">Le test des fonctions de test (TST, TEQ, …)</text:span></text:p>
        </text:list-item>
      </text:list>
      <text:p text:style-name="P14"/>
      <text:p text:style-name="P15"><text:span text:style-name="T10">Implantation du fichier <text:s/></text:span><text:span text:style-name="T21">exampleDataProcessing</text:span><text:span text:style-name="T20">Save</text:span><text:span text:style-name="T21">.s</text:span><text:span text:style-name="T11"> </text:span><text:span text:style-name="T10">qui reprend les test précédents en demandant au simulateur la modification du registre d'etat CPSR (</text:span><text:span text:style-name="T15">ADDS, SUBS, ...</text:span><text:span text:style-name="T1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2T11:16:29.052922114</dc:date>
    <dc:creator>sidlakhr </dc:creator>
    <meta:generator>LibreOffice/4.2.4.2$Linux_X86_64 LibreOffice_project/420m0$Build-2</meta:generator>
    <meta:editing-duration>PT6M3S</meta:editing-duration>
    <meta:editing-cycles>5</meta:editing-cycles>
    <meta:document-statistic meta:table-count="0" meta:image-count="0" meta:object-count="0" meta:page-count="2" meta:paragraph-count="16" meta:word-count="136" meta:character-count="807" meta:non-whitespace-character-count="684"/>
  </office:meta>
</office:document-meta>
</file>